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26_18-45-20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~,file-piece-id=~,memo=~,session=hour-18,recording-id=~,other=~ / follow+">
            <text:p>:VIDEO / @自室 / 記録 / jap.flute / 演奏、play / R=1 / genre=melody,for=~,file-piece-id=~,memo=~,session=hour-18,recording-id=~,other=~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8-26_18-45-59_000.mp4</text:p>
          </table:table-cell>
          <table:table-cell table:style-name="ce26" office:value-type="string">
            <text:p>:VIDEO / @自室 / 記録 / jap.flute / 演奏、play / R=2 / genre=melody,for=~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VIDEO / @自室 / 記録 / jap.flute / 演奏、play / R=2 / genre=melody,for=~,file-piece-id=~,memo=~,session=hour-18,recording-id=~,other=~ / follow+">
            <text:p>:VIDEO / @自室 / 記録 / jap.flute / 演奏、play / R=2 / genre=melody,for=~,file-piece-id=~,memo=~,session=hour-18,recording-id=~,other=~ / follow+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8-26_18-47-39_000.mp4</text:p>
          </table:table-cell>
          <table:table-cell table:style-name="ce26" office:value-type="string">
            <text:p>:VIDEO / @自室 / 記録 / jap.flute / 演奏、play / R=3 / genre=melody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VIDEO / @自室 / 記録 / jap.flute / 演奏、play / R=3 / genre=melody,for=~,file-piece-id=~,memo=~,session=hour-18,recording-id=~,other=~ / follow+">
            <text:p>:VIDEO / @自室 / 記録 / jap.flute / 演奏、play / R=3 / genre=melody,for=~,file-piece-id=~,memo=~,session=hour-18,recording-id=~,other=~ / follow+</text:p>
          </table:table-cell>
          <table:table-cell table:style-name="ce10" table:formula="of:=RIGHT([.B4];[.K4])" office:value-type="string" office:string-value="mp4">
            <text:p>mp4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 office:value-type="string">
            <text:p>2023-08-26_21-26-19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8-26_21-26-22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8-27_01-32-13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寝た時刻 / 2023">
            <text:p>:m :PHOTO 寝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8-27_08-06-4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43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 office:value-type="string">
            <text:p>2023-08-27_16-51-50_000.jpg</text:p>
          </table:table-cell>
          <table:table-cell table:style-name="ce26" office:value-type="string">
            <text:p>:bookmemo / 読んだ本 / 『絵ときでわかる　ロボット工学』 / 著者=川嶋健嗣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bookmemo / 読んだ本 / 『絵ときでわかる　ロボット工学』 / 著者=川嶋健嗣 /">
            <text:p>:bookmemo / 読んだ本 / 『絵ときでわかる　ロボット工学』 / 著者=川嶋健嗣 /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8" office:value-type="string">
            <text:p>2023-08-27_17-00-45_000.jpg</text:p>
          </table:table-cell>
          <table:table-cell table:style-name="ce26" office:value-type="string">
            <text:p>:m 1*2 RES / JVEMV6 64#326_robot_etoki_kawashima / 『絵ときでわかる　ロボット工学』 著者=川嶋健嗣,校注=~ / p47 / w=特異姿勢,topic=,publisher=オーム社,other=found+:２リンクアーム。位置の変位量。リンク角度。一意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1*2 RES / JVEMV6 64#326_robot_etoki_kawashima / 『絵ときでわかる　ロボット工学』 著者=川嶋健嗣,校注=~ / p47 / w=特異姿勢,topic=,publisher=オーム社,other=found+:２リンクアーム。位置の変位量。リンク角度。一意。">
            <text:p>:m 1*2 RES / JVEMV6 64#326_robot_etoki_kawashima / 『絵ときでわかる　ロボット工学』 著者=川嶋健嗣,校注=~ / p47 / w=特異姿勢,topic=,publisher=オーム社,other=found+:２リンクアーム。位置の変位量。リンク角度。一意。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8" office:value-type="string">
            <text:p>2023-08-27_17-00-56_000.jpg</text:p>
          </table:table-cell>
          <table:table-cell table:style-name="ce26" office:value-type="string">
            <text:p>:m 2*2 RES / JVEMV6 64#326_robot_etoki_kawashima / 『絵ときでわかる　ロボット工学』 著者=川嶋健嗣,校注=~ / p160 / w=,topic=,publisher=オーム社,other=memo+:章末問題、４章。問４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2*2 RES / JVEMV6 64#326_robot_etoki_kawashima / 『絵ときでわかる　ロボット工学』 著者=川嶋健嗣,校注=~ / p160 / w=,topic=,publisher=オーム社,other=memo+:章末問題、４章。問４">
            <text:p>:m 2*2 RES / JVEMV6 64#326_robot_etoki_kawashima / 『絵ときでわかる　ロボット工学』 著者=川嶋健嗣,校注=~ / p160 / w=,topic=,publisher=オーム社,other=memo+:章末問題、４章。問４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7">2023/08/27</text:date>, <text:time>17:21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27T17:21:47.44</dc:date>
    <dc:creator>岩淵 謙</dc:creator>
    <meta:editing-duration>P58DT11H47M11S</meta:editing-duration>
    <meta:editing-cycles>19607</meta:editing-cycles>
    <meta:document-statistic meta:table-count="2" meta:cell-count="918" meta:object-count="0"/>
    <meta:user-defined meta:name="qrichtext">1</meta:user-defined>
  </office:meta>
</office:document-meta>
</file>